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keep-with-next="always"/>
      <style:text-properties officeooo:paragraph-rsid="001d2b09"/>
    </style:style>
    <style:style style:name="P2" style:family="paragraph" style:parent-style-name="Standard">
      <style:text-properties officeooo:paragraph-rsid="001d2b09"/>
    </style:style>
    <style:style style:name="P3" style:family="paragraph" style:parent-style-name="Standard">
      <style:paragraph-properties fo:break-before="page" fo:keep-with-next="always"/>
      <style:text-properties officeooo:paragraph-rsid="001d2b09"/>
    </style:style>
    <style:style style:name="P4" style:family="paragraph" style:parent-style-name="Standard">
      <style:paragraph-properties fo:keep-with-next="always"/>
      <style:text-properties officeooo:paragraph-rsid="001d2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Imagine a women ${lm://Field/2} years old who participates in a routine mammogram screening receives a positive result.<text:line-break/>The doctor offers her a follow up test, a biopsy of the breast tissue. This test is needed to confirm the diagnosis before being able to go through surgery.<text:line-break/>Because of the location of the suspicious tissue, the biopsy has a small procedure-related risk of complications leading to death.Should she undergo the biopsy?</text:p>
      <text:p text:style-name="P1">______   (4)</text:p>
      <text:p text:style-name="P2"/>
      <text:p text:style-name="P4">sc_fu_why Could you briefly explain why do you think she should/shouldn't undergo the biopsy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2:34:20.566810588</meta:creation-date>
    <meta:generator>LibreOffice/5.2.7.2$Linux_X86_64 LibreOffice_project/20m0$Build-2</meta:generator>
    <dc:date>2017-10-26T10:41:15.728825750</dc:date>
    <dc:creator>Nicolas </dc:creator>
    <meta:editing-duration>PT2S</meta:editing-duration>
    <meta:editing-cycles>1</meta:editing-cycles>
    <meta:document-statistic meta:table-count="0" meta:image-count="0" meta:object-count="0" meta:page-count="1" meta:paragraph-count="3" meta:word-count="86" meta:character-count="543" meta:non-whitespace-character-count="457"/>
  </office:meta>
</office:document-meta>
</file>